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number-columns-repeated="6" table:default-cell-style-name="Default"/>
        <table:table-row table:style-name="ro1" table:number-rows-repeated="4">
          <table:table-cell table:number-columns-repeated="6"/>
        </table:table-row>
        <table:table-row table:style-name="ro1">
          <table:table-cell/>
          <table:table-cell office:value-type="string" calcext:value-type="string">
            <text:p>Distance</text:p>
          </table:table-cell>
          <table:table-cell office:value-type="string" calcext:value-type="string">
            <text:p>Volume</text:p>
          </table:table-cell>
          <table:table-cell/>
          <table:table-cell office:value-type="string" calcext:value-type="string">
            <text:p>Attentuation</text:p>
          </table:table-cell>
          <table:table-cell office:value-type="string" calcext:value-type="string">
            <text:p>MinDistanc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F6]/([.F6]+[.E6]*(MAX([.B6]; [.F6])-[.F6]))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[.F7]/([.F7]+[.E7]*(MAX([.B7]; [.F7])-[.F7]))" office:value-type="float" office:value="1" calcext:value-type="float">
            <text:p>1</text:p>
          </table:table-cell>
          <table:table-cell/>
          <table:table-cell table:formula="of:=[.E6]" office:value-type="float" office:value="2" calcext:value-type="float">
            <text:p>2</text:p>
          </table:table-cell>
          <table:table-cell table:formula="of:=[.F6]"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formula="of:=[.F8]/([.F8]+[.E8]*(MAX([.B8]; [.F8])-[.F8]))" office:value-type="float" office:value="1" calcext:value-type="float">
            <text:p>1</text:p>
          </table:table-cell>
          <table:table-cell/>
          <table:table-cell table:formula="of:=[.E7]" office:value-type="float" office:value="2" calcext:value-type="float">
            <text:p>2</text:p>
          </table:table-cell>
          <table:table-cell table:formula="of:=[.F7]"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formula="of:=[.F9]/([.F9]+[.E9]*(MAX([.B9]; [.F9])-[.F9]))" office:value-type="float" office:value="1" calcext:value-type="float">
            <text:p>1</text:p>
          </table:table-cell>
          <table:table-cell/>
          <table:table-cell table:formula="of:=[.E8]" office:value-type="float" office:value="2" calcext:value-type="float">
            <text:p>2</text:p>
          </table:table-cell>
          <table:table-cell table:formula="of:=[.F8]"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formula="of:=[.F10]/([.F10]+[.E10]*(MAX([.B10]; [.F10])-[.F10]))" office:value-type="float" office:value="0.6" calcext:value-type="float">
            <text:p>0,6</text:p>
          </table:table-cell>
          <table:table-cell/>
          <table:table-cell table:formula="of:=[.E9]" office:value-type="float" office:value="2" calcext:value-type="float">
            <text:p>2</text:p>
          </table:table-cell>
          <table:table-cell table:formula="of:=[.F9]"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formula="of:=[.F11]/([.F11]+[.E11]*(MAX([.B11]; [.F11])-[.F11]))" office:value-type="float" office:value="0.428571428571429" calcext:value-type="float">
            <text:p>0,4285714286</text:p>
          </table:table-cell>
          <table:table-cell/>
          <table:table-cell table:formula="of:=[.E10]" office:value-type="float" office:value="2" calcext:value-type="float">
            <text:p>2</text:p>
          </table:table-cell>
          <table:table-cell table:formula="of:=[.F10]"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table:formula="of:=[.F12]/([.F12]+[.E12]*(MAX([.B12]; [.F12])-[.F12]))" office:value-type="float" office:value="0.333333333333333" calcext:value-type="float">
            <text:p>0,3333333333</text:p>
          </table:table-cell>
          <table:table-cell/>
          <table:table-cell table:formula="of:=[.E11]" office:value-type="float" office:value="2" calcext:value-type="float">
            <text:p>2</text:p>
          </table:table-cell>
          <table:table-cell table:formula="of:=[.F11]"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table:formula="of:=[.F13]/([.F13]+[.E13]*(MAX([.B13]; [.F13])-[.F13]))" office:value-type="float" office:value="0.272727272727273" calcext:value-type="float">
            <text:p>0,2727272727</text:p>
          </table:table-cell>
          <table:table-cell/>
          <table:table-cell table:formula="of:=[.E12]" office:value-type="float" office:value="2" calcext:value-type="float">
            <text:p>2</text:p>
          </table:table-cell>
          <table:table-cell table:formula="of:=[.F12]"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table:formula="of:=[.F14]/([.F14]+[.E14]*(MAX([.B14]; [.F14])-[.F14]))" office:value-type="float" office:value="0.230769230769231" calcext:value-type="float">
            <text:p>0,2307692308</text:p>
          </table:table-cell>
          <table:table-cell/>
          <table:table-cell table:formula="of:=[.E13]" office:value-type="float" office:value="2" calcext:value-type="float">
            <text:p>2</text:p>
          </table:table-cell>
          <table:table-cell table:formula="of:=[.F13]"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table:formula="of:=[.F15]/([.F15]+[.E15]*(MAX([.B15]; [.F15])-[.F15]))" office:value-type="float" office:value="0.2" calcext:value-type="float">
            <text:p>0,2</text:p>
          </table:table-cell>
          <table:table-cell/>
          <table:table-cell table:formula="of:=[.E14]" office:value-type="float" office:value="2" calcext:value-type="float">
            <text:p>2</text:p>
          </table:table-cell>
          <table:table-cell table:formula="of:=[.F14]"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formula="of:=[.F16]/([.F16]+[.E16]*(MAX([.B16]; [.F16])-[.F16]))" office:value-type="float" office:value="0.176470588235294" calcext:value-type="float">
            <text:p>0,1764705882</text:p>
          </table:table-cell>
          <table:table-cell/>
          <table:table-cell table:formula="of:=[.E15]" office:value-type="float" office:value="2" calcext:value-type="float">
            <text:p>2</text:p>
          </table:table-cell>
          <table:table-cell table:formula="of:=[.F15]"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float" office:value="1100" calcext:value-type="float">
            <text:p>1100</text:p>
          </table:table-cell>
          <table:table-cell table:formula="of:=[.F17]/([.F17]+[.E17]*(MAX([.B17]; [.F17])-[.F17]))" office:value-type="float" office:value="0.157894736842105" calcext:value-type="float">
            <text:p>0,1578947368</text:p>
          </table:table-cell>
          <table:table-cell/>
          <table:table-cell table:formula="of:=[.E16]" office:value-type="float" office:value="2" calcext:value-type="float">
            <text:p>2</text:p>
          </table:table-cell>
          <table:table-cell table:formula="of:=[.F16]"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table:formula="of:=[.F18]/([.F18]+[.E18]*(MAX([.B18]; [.F18])-[.F18]))" office:value-type="float" office:value="0.142857142857143" calcext:value-type="float">
            <text:p>0,1428571429</text:p>
          </table:table-cell>
          <table:table-cell/>
          <table:table-cell table:formula="of:=[.E17]" office:value-type="float" office:value="2" calcext:value-type="float">
            <text:p>2</text:p>
          </table:table-cell>
          <table:table-cell table:formula="of:=[.F17]"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float" office:value="1300" calcext:value-type="float">
            <text:p>1300</text:p>
          </table:table-cell>
          <table:table-cell table:formula="of:=[.F19]/([.F19]+[.E19]*(MAX([.B19]; [.F19])-[.F19]))" office:value-type="float" office:value="0.130434782608696" calcext:value-type="float">
            <text:p>0,1304347826</text:p>
          </table:table-cell>
          <table:table-cell/>
          <table:table-cell table:formula="of:=[.E18]" office:value-type="float" office:value="2" calcext:value-type="float">
            <text:p>2</text:p>
          </table:table-cell>
          <table:table-cell table:formula="of:=[.F18]"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float" office:value="1400" calcext:value-type="float">
            <text:p>1400</text:p>
          </table:table-cell>
          <table:table-cell table:formula="of:=[.F20]/([.F20]+[.E20]*(MAX([.B20]; [.F20])-[.F20]))" office:value-type="float" office:value="0.12" calcext:value-type="float">
            <text:p>0,12</text:p>
          </table:table-cell>
          <table:table-cell/>
          <table:table-cell table:formula="of:=[.E19]" office:value-type="float" office:value="2" calcext:value-type="float">
            <text:p>2</text:p>
          </table:table-cell>
          <table:table-cell table:formula="of:=[.F19]"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table:formula="of:=[.F21]/([.F21]+[.E21]*(MAX([.B21]; [.F21])-[.F21]))" office:value-type="float" office:value="0.111111111111111" calcext:value-type="float">
            <text:p>0,1111111111</text:p>
          </table:table-cell>
          <table:table-cell/>
          <table:table-cell table:formula="of:=[.E20]" office:value-type="float" office:value="2" calcext:value-type="float">
            <text:p>2</text:p>
          </table:table-cell>
          <table:table-cell table:formula="of:=[.F20]"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float" office:value="1600" calcext:value-type="float">
            <text:p>1600</text:p>
          </table:table-cell>
          <table:table-cell table:formula="of:=[.F22]/([.F22]+[.E22]*(MAX([.B22]; [.F22])-[.F22]))" office:value-type="float" office:value="0.103448275862069" calcext:value-type="float">
            <text:p>0,1034482759</text:p>
          </table:table-cell>
          <table:table-cell/>
          <table:table-cell table:formula="of:=[.E21]" office:value-type="float" office:value="2" calcext:value-type="float">
            <text:p>2</text:p>
          </table:table-cell>
          <table:table-cell table:formula="of:=[.F21]"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float" office:value="1700" calcext:value-type="float">
            <text:p>1700</text:p>
          </table:table-cell>
          <table:table-cell table:formula="of:=[.F23]/([.F23]+[.E23]*(MAX([.B23]; [.F23])-[.F23]))" office:value-type="float" office:value="0.0967741935483871" calcext:value-type="float">
            <text:p>0,0967741935</text:p>
          </table:table-cell>
          <table:table-cell/>
          <table:table-cell table:formula="of:=[.E22]" office:value-type="float" office:value="2" calcext:value-type="float">
            <text:p>2</text:p>
          </table:table-cell>
          <table:table-cell table:formula="of:=[.F22]"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float" office:value="1800" calcext:value-type="float">
            <text:p>1800</text:p>
          </table:table-cell>
          <table:table-cell table:formula="of:=[.F24]/([.F24]+[.E24]*(MAX([.B24]; [.F24])-[.F24]))" office:value-type="float" office:value="0.0909090909090909" calcext:value-type="float">
            <text:p>0,0909090909</text:p>
          </table:table-cell>
          <table:table-cell/>
          <table:table-cell table:formula="of:=[.E23]" office:value-type="float" office:value="2" calcext:value-type="float">
            <text:p>2</text:p>
          </table:table-cell>
          <table:table-cell table:formula="of:=[.F23]"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float" office:value="1900" calcext:value-type="float">
            <text:p>1900</text:p>
          </table:table-cell>
          <table:table-cell table:formula="of:=[.F25]/([.F25]+[.E25]*(MAX([.B25]; [.F25])-[.F25]))" office:value-type="float" office:value="0.0857142857142857" calcext:value-type="float">
            <text:p>0,0857142857</text:p>
          </table:table-cell>
          <table:table-cell/>
          <table:table-cell table:formula="of:=[.E24]" office:value-type="float" office:value="2" calcext:value-type="float">
            <text:p>2</text:p>
          </table:table-cell>
          <table:table-cell table:formula="of:=[.F24]"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formula="of:=[.F26]/([.F26]+[.E26]*(MAX([.B26]; [.F26])-[.F26]))" office:value-type="float" office:value="0.0810810810810811" calcext:value-type="float">
            <text:p>0,0810810811</text:p>
          </table:table-cell>
          <table:table-cell/>
          <table:table-cell table:formula="of:=[.E25]" office:value-type="float" office:value="2" calcext:value-type="float">
            <text:p>2</text:p>
          </table:table-cell>
          <table:table-cell table:formula="of:=[.F25]" office:value-type="float" office:value="300" calcext:value-type="float">
            <text:p>3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3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3T14:26:03.240000000</meta:creation-date>
    <dc:date>2016-01-13T14:37:01.264000000</dc:date>
    <meta:editing-duration>P0D</meta:editing-duration>
    <meta:editing-cycles>1</meta:editing-cycles>
    <meta:document-statistic meta:table-count="1" meta:cell-count="88" meta:object-count="0"/>
    <meta:generator>LibreOffice/4.2.4.2$Windows_x86 LibreOffice_project/63150712c6d317d27ce2db16eb94c2f3d7b699f8</meta:generator>
  </office:meta>
</office:document-meta>
</file>